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1">/*Game Cost Calculator</text:span></text:h>
      <text:h text:style-name="Default"><text:s text:c="2"/>2<text:s text:c="2"/><text:span text:style-name="style1">Author: Jamie Pollock</text:span></text:h>
      <text:h text:style-name="Default"><text:s text:c="2"/>3<text:s text:c="2"/><text:span text:style-name="style1">Date: 7/8/2016<text:s text:c="2"/>3:51 PM Eastern Time</text:span></text:h>
      <text:h text:style-name="Default"><text:s text:c="2"/>4<text:s text:c="2"/><text:span text:style-name="style1">Edited: 7/9/2016 8:11 AM Eastern Time</text:span></text:h>
      <text:h text:style-name="Default"><text:s text:c="2"/>5<text:s text:c="2"/><text:span text:style-name="style1">Edited 2: 7/29/2016 11:05 AM Eastern Time*/</text:span></text:h>
      <text:h text:style-name="Default"><text:s text:c="2"/>6<text:s text:c="2"/></text:h>
      <text:h text:style-name="Default"><text:s text:c="2"/>7<text:s text:c="2"/><text:span text:style-name="style9">#include &lt;iomanip&gt; </text:span><text:span text:style-name="style2">// Allows the output of monetary values to contain only TWO (2) decimal points.</text:span></text:h>
      <text:h text:style-name="Default"><text:s text:c="2"/>8<text:s text:c="2"/><text:span text:style-name="style9">#include &lt;istream&gt;</text:span></text:h>
      <text:h text:style-name="Default"><text:s text:c="2"/>9<text:s text:c="2"/><text:span text:style-name="style9">#include &lt;string&gt;</text:span></text:h>
      <text:h text:style-name="Default"><text:s text:c="1"/>10<text:s text:c="2"/><text:span text:style-name="style9">#include &lt;stdlib.h&gt; </text:span><text:span text:style-name="style2">// Allows program to clear screen.</text:span></text:h>
      <text:h text:style-name="Default"><text:s text:c="1"/>11<text:s text:c="2"/><text:span text:style-name="style9">#include &lt;fstream&gt; </text:span><text:span text:style-name="style2">// Allows writing to a text file.</text:span></text:h>
      <text:h text:style-name="Default"><text:s text:c="1"/>12<text:s text:c="2"/><text:span text:style-name="style9">#include &lt;iostream&gt;</text:span></text:h>
      <text:h text:style-name="Default"><text:s text:c="1"/>13<text:s text:c="2"/></text:h>
      <text:h text:style-name="Default"><text:s text:c="1"/>14<text:s text:c="2"/><text:span text:style-name="style5">using namespace </text:span><text:span text:style-name="style16">std</text:span><text:span text:style-name="style10">;</text:span></text:h>
      <text:h text:style-name="Default"><text:s text:c="1"/>15<text:s text:c="2"/></text:h>
      <text:h text:style-name="Default"><text:s text:c="1"/>16<text:s text:c="2"/><text:span text:style-name="style5">int </text:span><text:span text:style-name="style11">main</text:span><text:span text:style-name="style10">()</text:span></text:h>
      <text:h text:style-name="Default"><text:s text:c="1"/>17<text:s text:c="2"/><text:span text:style-name="style10">{</text:span></text:h>
      <text:h text:style-name="Default"><text:s text:c="1"/>18<text:s text:c="2"/></text:h>
      <text:h text:style-name="Default"><text:s text:c="1"/>19<text:s text:c="2"/><text:span text:style-name="style2">// Variables</text:span></text:h>
      <text:h text:style-name="Default"><text:s text:c="1"/>20<text:s text:c="2"/><text:s text:c="4"/><text:span text:style-name="style16">string </text:span><text:span text:style-name="style11">gameTitle</text:span><text:span text:style-name="style10">, </text:span><text:span text:style-name="style11">gameXtra1</text:span><text:span text:style-name="style10">, </text:span><text:span text:style-name="style11">gameXtra2</text:span><text:span text:style-name="style10">;</text:span></text:h>
      <text:h text:style-name="Default"><text:s text:c="1"/>21<text:s text:c="2"/><text:s text:c="4"/><text:span text:style-name="style5">char </text:span><text:span text:style-name="style11">insuranceAnswer</text:span><text:span text:style-name="style10">, </text:span><text:span text:style-name="style11">saveFileAnswer</text:span><text:span text:style-name="style10">;</text:span></text:h>
      <text:h text:style-name="Default"><text:s text:c="1"/>22<text:s text:c="2"/><text:s text:c="4"/><text:span text:style-name="style5">float </text:span><text:span text:style-name="style11">fullPrice</text:span><text:span text:style-name="style10">, </text:span><text:span text:style-name="style11">deposit</text:span><text:span text:style-name="style10">, </text:span><text:span text:style-name="style11">gameXtraCost1</text:span><text:span text:style-name="style10">, </text:span><text:span text:style-name="style11">gameXtraCost2</text:span><text:span text:style-name="style10">, </text:span><text:span text:style-name="style11">insurance</text:span><text:span text:style-name="style10">, </text:span><text:span text:style-name="style11">salesTax</text:span><text:span text:style-name="style10">, </text:span><text:span text:style-name="style11">currentBalance</text:span><text:span text:style-name="style10">, </text:span><text:span text:style-name="style11">remainingBalance</text:span><text:span text:style-name="style10">, </text:span><text:span text:style-name="style11">spendingMoney</text:span><text:span text:style-name="style10">;</text:span></text:h>
      <text:h text:style-name="Default"><text:s text:c="1"/>23<text:s text:c="2"/><text:s text:c="4"/><text:span text:style-name="style5">float </text:span><text:span text:style-name="style11">fullPriceWTax</text:span><text:span text:style-name="style10">, </text:span><text:span text:style-name="style11">xtra1WTax</text:span><text:span text:style-name="style10">, </text:span><text:span text:style-name="style11">xtra2WTax</text:span><text:span text:style-name="style10">, </text:span><text:span text:style-name="style11">insuranceWTax</text:span><text:span text:style-name="style10">, </text:span><text:span text:style-name="style11">totalPrice</text:span><text:span text:style-name="style10">, </text:span><text:span text:style-name="style11">totalTax</text:span><text:span text:style-name="style10">, </text:span><text:span text:style-name="style11">totalPriceWTax</text:span><text:span text:style-name="style10">, </text:span><text:span text:style-name="style11">priceWDeposit</text:span><text:span text:style-name="style10">, </text:span><text:span text:style-name="style11">priceWDepWTax</text:span><text:span text:style-name="style10">;</text:span></text:h>
      <text:h text:style-name="Default"><text:s text:c="1"/>24<text:s text:c="2"/></text:h>
      <text:h text:style-name="Default"><text:s text:c="1"/>25<text:s text:c="2"/>// Program code begins here.</text:h>
      <text:h text:style-name="Default"><text:s text:c="1"/>26<text:s text:c="2"/><text:s text:c="4"/>cout &lt;&lt; "Please enter the TITLE of the game you would like to buy." &lt;&lt; endl;</text:h>
      <text:h text:style-name="Default"><text:s text:c="1"/>27<text:s text:c="2"/><text:s text:c="4"/>getline(cin, gameTitle);</text:h>
      <text:h text:style-name="Default"><text:s text:c="1"/>28<text:s text:c="2"/><text:s text:c="4"/>cout &lt;&lt; endl;</text:h>
      <text:h text:style-name="Default"><text:s text:c="1"/>29<text:s text:c="2"/></text:h>
      <text:h text:style-name="Default"><text:s text:c="1"/>30<text:s text:c="2"/><text:s text:c="4"/>cout &lt;&lt; "Please enter the full cost of " &lt;&lt; gameTitle &lt;&lt; " (WITHOUT tax)." &lt;&lt; endl;</text:h>
      <text:h text:style-name="Default"><text:s text:c="1"/>31<text:s text:c="2"/><text:s text:c="4"/>cout &lt;&lt; "$";</text:h>
      <text:h text:style-name="Default"><text:s text:c="1"/>32<text:s text:c="2"/><text:s text:c="4"/>cin &gt;&gt; fullPrice;</text:h>
      <text:h text:style-name="Default"><text:s text:c="1"/>33<text:s text:c="2"/><text:s text:c="4"/>cout &lt;&lt; endl;</text:h>
      <text:h text:style-name="Default"><text:s text:c="1"/>34<text:s text:c="2"/></text:h>
      <text:h text:style-name="Default"><text:s text:c="1"/>35<text:s text:c="2"/><text:s text:c="4"/>cout &lt;&lt; "Please enter the cost of the DEPOSIT placed to secure your copy of the game." &lt;&lt; endl;</text:h>
      <text:h text:style-name="Default"><text:s text:c="1"/>36<text:s text:c="2"/><text:s text:c="4"/>cout &lt;&lt; "$";</text:h>
      <text:h text:style-name="Default"><text:s text:c="1"/>37<text:s text:c="2"/><text:s text:c="4"/>cin &gt;&gt; deposit;</text:h>
      <text:h text:style-name="Default"><text:s text:c="1"/>38<text:s text:c="2"/><text:s text:c="4"/>cout &lt;&lt; endl;</text:h>
      <text:h text:style-name="Default"><text:s text:c="1"/>39<text:s text:c="2"/></text:h>
      <text:h text:style-name="Default"><text:s text:c="1"/>40<text:s text:c="2"/><text:s text:c="4"/>cout &lt;&lt; "Please enter the FIRST type of extra content you will be purchasing." &lt;&lt; endl;</text:h>
      <text:h text:style-name="Default"><text:s text:c="1"/>41<text:s text:c="2"/><text:s text:c="4"/>cin.ignore();</text:h>
      <text:h text:style-name="Default"><text:s text:c="1"/>42<text:s text:c="2"/><text:s text:c="4"/>getline(cin, gameXtra1);</text:h>
      <text:h text:style-name="Default"><text:s text:c="1"/>43<text:s text:c="2"/><text:s text:c="4"/>cout &lt;&lt; endl;</text:h>
      <text:h text:style-name="Default"><text:s text:c="1"/>44<text:s text:c="2"/></text:h>
      <text:h text:style-name="Default"><text:s text:c="1"/>45<text:s text:c="2"/><text:s text:c="4"/>cout &lt;&lt; "Please enter the cost of " &lt;&lt; gameXtra1 &lt;&lt; "." &lt;&lt; endl;</text:h>
      <text:h text:style-name="Default"><text:s text:c="1"/>46<text:s text:c="2"/><text:s text:c="4"/>cout &lt;&lt; "$";</text:h>
      <text:h text:style-name="Default"><text:s text:c="1"/>47<text:s text:c="2"/><text:s text:c="4"/>cin &gt;&gt; gameXtraCost1;</text:h>
      <text:h text:style-name="Default"><text:s text:c="1"/>48<text:s text:c="2"/><text:s text:c="4"/>cout &lt;&lt; endl;</text:h>
      <text:h text:style-name="Default"><text:s text:c="1"/>49<text:s text:c="2"/></text:h>
      <text:h text:style-name="Default"><text:s text:c="1"/>50<text:s text:c="2"/><text:s text:c="4"/>cout &lt;&lt; "Please enter the SECOND type of extra content you will be purchasing." &lt;&lt; endl;</text:h>
      <text:h text:style-name="Default"><text:s text:c="1"/>51<text:s text:c="2"/><text:s text:c="4"/>cin.ignore();</text:h>
      <text:h text:style-name="Default"><text:s text:c="1"/>52<text:s text:c="2"/><text:s text:c="4"/>getline(cin, gameXtra2);</text:h>
      <text:h text:style-name="Default"><text:s text:c="1"/>53<text:s text:c="2"/><text:s text:c="4"/>cout &lt;&lt; endl;</text:h>
      <text:h text:style-name="Default"><text:s text:c="1"/>54<text:s text:c="2"/></text:h>
      <text:h text:style-name="Default"><text:s text:c="1"/>55<text:s text:c="2"/><text:s text:c="4"/>cout &lt;&lt; "Please enter the cost of " &lt;&lt; gameXtra2 &lt;&lt; "." &lt;&lt; endl;</text:h>
      <text:h text:style-name="Default"><text:s text:c="1"/>56<text:s text:c="2"/><text:s text:c="4"/>cout &lt;&lt; "$";</text:h>
      <text:h text:style-name="Default"><text:s text:c="1"/>57<text:s text:c="2"/><text:s text:c="4"/>cin &gt;&gt; gameXtraCost2;</text:h>
      <text:h text:style-name="Default"><text:s text:c="1"/>58<text:s text:c="2"/><text:s text:c="4"/>cout &lt;&lt; endl;</text:h>
      <text:h text:style-name="Default"><text:s text:c="1"/>59<text:s text:c="2"/></text:h>
      <text:h text:style-name="Default"><text:s text:c="1"/>60<text:s text:c="2"/><text:s text:c="4"/>cout &lt;&lt; "Will you be purchasing insurance for " &lt;&lt; gameTitle &lt;&lt; " ?" &lt;&lt; endl;</text:h>
      <text:h text:style-name="Default"><text:s text:c="1"/>61<text:s text:c="2"/><text:s text:c="4"/>cout &lt;&lt; "Please type (Y) or (y) for (YES) or (N) or (n) for (NO)." &lt;&lt; endl;</text:h>
      <text:h text:style-name="Default"><text:s text:c="1"/>62<text:s text:c="2"/><text:s text:c="4"/>cin &gt;&gt; insuranceAnswer;</text:h>
      <text:h text:style-name="Default"><text:s text:c="1"/>63<text:s text:c="2"/><text:s text:c="8"/>if (insuranceAnswer == 'Y' || 'y')</text:h>
      <text:h text:style-name="Default"><text:s text:c="1"/>64<text:s text:c="2"/><text:s text:c="8"/>{</text:h>
      <text:h text:style-name="Default"><text:s text:c="1"/>65<text:s text:c="2"/><text:s text:c="12"/>insuranceAnswer == 'y';</text:h>
      <text:h text:style-name="Default"><text:s text:c="1"/>66<text:s text:c="2"/><text:s text:c="8"/>}</text:h>
      <text:h text:style-name="Default"><text:s text:c="1"/>67<text:s text:c="2"/><text:s text:c="8"/>if (insuranceAnswer == 'N' || 'n')</text:h>
      <text:h text:style-name="Default"><text:s text:c="1"/>68<text:s text:c="2"/><text:s text:c="8"/>{</text:h>
      <text:h text:style-name="Default"><text:s text:c="1"/>69<text:s text:c="2"/><text:s text:c="12"/>insuranceAnswer == 'n';</text:h>
      <text:h text:style-name="Default"><text:s text:c="1"/>70<text:s text:c="2"/><text:s text:c="8"/>}</text:h>
      <text:h text:style-name="Default"><text:s text:c="1"/>71<text:s text:c="2"/><text:s text:c="8"/>switch (insuranceAnswer)</text:h>
      <text:h text:style-name="Default"><text:s text:c="1"/>72<text:s text:c="2"/><text:s text:c="8"/>{</text:h>
      <text:h text:style-name="Default"><text:s text:c="1"/>73<text:s text:c="2"/><text:s text:c="8"/>case 'y':</text:h>
      <text:h text:style-name="Default"><text:s text:c="1"/>74<text:s text:c="2"/><text:s text:c="12"/>{</text:h>
      <text:h text:style-name="Default"><text:s text:c="1"/>75<text:s text:c="2"/><text:s text:c="16"/>cout &lt;&lt; endl;</text:h>
      <text:h text:style-name="Default"><text:s text:c="1"/>76<text:s text:c="2"/><text:s text:c="16"/>cout &lt;&lt; "Please enter the cost of the insurance for the " &lt;&lt; gameTitle &lt;&lt; " game." &lt;&lt; endl;</text:h>
      <text:h text:style-name="Default"><text:s text:c="1"/>77<text:s text:c="2"/><text:s text:c="16"/>cout &lt;&lt; "$";</text:h>
      <text:h text:style-name="Default"><text:s text:c="1"/>78<text:s text:c="2"/><text:s text:c="16"/>cin &gt;&gt; insurance;</text:h>
      <text:h text:style-name="Default"><text:s text:c="1"/>79<text:s text:c="2"/><text:s text:c="16"/>cout &lt;&lt; endl;</text:h>
      <text:h text:style-name="Default"><text:s text:c="1"/>80<text:s text:c="2"/><text:s text:c="16"/>break;</text:h>
      <text:h text:style-name="Default"><text:s text:c="1"/>81<text:s text:c="2"/><text:s text:c="12"/>}</text:h>
      <text:h text:style-name="Default"><text:s text:c="1"/>82<text:s text:c="2"/><text:s text:c="8"/>case 'n':</text:h>
      <text:h text:style-name="Default"><text:s text:c="1"/>83<text:s text:c="2"/><text:s text:c="12"/>{</text:h>
      <text:h text:style-name="Default"><text:s text:c="1"/>84<text:s text:c="2"/><text:s text:c="16"/>cout &lt;&lt; endl;</text:h>
      <text:h text:style-name="Default"><text:s text:c="1"/>85<text:s text:c="2"/><text:s text:c="16"/>cout &lt;&lt; "You have chosen NOT to purchase insurance for the " &lt;&lt; gameTitle &lt;&lt; " game." &lt;&lt; endl;</text:h>
      <text:h text:style-name="Default"><text:s text:c="1"/>86<text:s text:c="2"/><text:s text:c="16"/>cout &lt;&lt; endl;</text:h>
      <text:h text:style-name="Default"><text:s text:c="1"/>87<text:s text:c="2"/><text:s text:c="16"/>insurance = 0;</text:h>
      <text:h text:style-name="Default"><text:s text:c="1"/>88<text:s text:c="2"/><text:s text:c="16"/>break;</text:h>
      <text:h text:style-name="Default"><text:s text:c="1"/>89<text:s text:c="2"/><text:s text:c="12"/>}</text:h>
      <text:h text:style-name="Default"><text:s text:c="1"/>90<text:s text:c="2"/><text:s text:c="8"/>default:</text:h>
      <text:h text:style-name="Default"><text:s text:c="1"/>91<text:s text:c="2"/><text:s text:c="12"/>{</text:h>
      <text:h text:style-name="Default"><text:s text:c="1"/>92<text:s text:c="2"/><text:s text:c="16"/>cout &lt;&lt; endl;</text:h>
      <text:h text:style-name="Default"><text:s text:c="1"/>93<text:s text:c="2"/><text:s text:c="16"/>cout &lt;&lt; "Invalid answer. Please try again." &lt;&lt; endl;</text:h>
      <text:h text:style-name="Default"><text:s text:c="1"/>94<text:s text:c="2"/><text:s text:c="16"/>cin &gt;&gt; insuranceAnswer;</text:h>
      <text:h text:style-name="Default"><text:s text:c="1"/>95<text:s text:c="2"/><text:s text:c="12"/>}</text:h>
      <text:h text:style-name="Default"><text:s text:c="1"/>96<text:s text:c="2"/><text:s text:c="8"/>}</text:h>
      <text:h text:style-name="Default"><text:s text:c="1"/>97<text:s text:c="2"/></text:h>
      <text:h text:style-name="Default"><text:s text:c="1"/>98<text:s text:c="2"/><text:s text:c="4"/>cout &lt;&lt; "Please enter the SALES TAX for your state (WITHOUT % SYMBOL)." &lt;&lt; endl;</text:h>
      <text:h text:style-name="Default"><text:s text:c="1"/>99<text:s text:c="2"/><text:s text:c="4"/>cin &gt;&gt; salesTax;</text:h>
      <text:h text:style-name="Default">100<text:s text:c="2"/><text:s text:c="4"/>cout &lt;&lt; endl;</text:h>
      <text:h text:style-name="Default">101<text:s text:c="2"/></text:h>
      <text:h text:style-name="Default">102<text:s text:c="2"/><text:s text:c="4"/>cout &lt;&lt; "Please enter the current balance you have saved for the " &lt;&lt; gameTitle &lt;&lt; " game." &lt;&lt; endl;</text:h>
      <text:h text:style-name="Default">103<text:s text:c="2"/><text:s text:c="4"/>cout &lt;&lt; "$";</text:h>
      <text:h text:style-name="Default">104<text:s text:c="2"/><text:s text:c="4"/>cin &gt;&gt; currentBalance;</text:h>
      <text:h text:style-name="Default">105<text:s text:c="2"/><text:s text:c="4"/>cout &lt;&lt; endl;</text:h>
      <text:h text:style-name="Default">106<text:s text:c="2"/></text:h>
      <text:h text:style-name="Default">107<text:s text:c="2"/><text:s text:c="4"/>cout &lt;&lt; "We will now calculate your remaining necessary balance or, if you have reached the required total amount, the amount of spending money you have left." &lt;&lt; endl;</text:h>
      <text:h text:style-name="Default">108<text:s text:c="2"/><text:s text:c="4"/>cout &lt;&lt; endl;</text:h>
      <text:h text:style-name="Default">109<text:s text:c="2"/></text:h>
      <text:h text:style-name="Default">110<text:s text:c="2"/><text:s text:c="4"/>// The following prevents the program from automatically clearing the screen.</text:h>
      <text:h text:style-name="Default">111<text:s text:c="2"/><text:s text:c="4"/>do</text:h>
      <text:h text:style-name="Default">112<text:s text:c="2"/><text:s text:c="4"/>{</text:h>
      <text:h text:style-name="Default">113<text:s text:c="2"/><text:s text:c="8"/>cout &lt;&lt; '\n' &lt;&lt; "Press any key to continue.";</text:h>
      <text:h text:style-name="Default">114<text:s text:c="2"/><text:s text:c="8"/>cin.get();</text:h>
      <text:h text:style-name="Default">115<text:s text:c="2"/><text:s text:c="4"/>}</text:h>
      <text:h text:style-name="Default">116<text:s text:c="2"/><text:s text:c="4"/>while (cin.get() != '\n');</text:h>
      <text:h text:style-name="Default">117<text:s text:c="2"/></text:h>
      <text:h text:style-name="Default">118<text:s text:c="2"/></text:h>
      <text:h text:style-name="Default">119<text:s text:c="2"/><text:s text:c="4"/>system("cls");</text:h>
      <text:h text:style-name="Default">120<text:s text:c="2"/></text:h>
      <text:h text:style-name="Default">121<text:s text:c="2"/></text:h>
      <text:h text:style-name="Default">122<text:s text:c="2"/>// This prevents the program from showing more than 2 decimal points in the output.</text:h>
      <text:h text:style-name="Default">123<text:s text:c="2"/><text:s text:c="4"/>cout &lt;&lt; setiosflags(ios::fixed | ios::showpoint);</text:h>
      <text:h text:style-name="Default">124<text:s text:c="2"/><text:s text:c="4"/>cout.precision(2);</text:h>
      <text:h text:style-name="Default">125<text:s text:c="2"/></text:h>
      <text:h text:style-name="Default">126<text:s text:c="2"/>// Necessary equations for the final output.</text:h>
      <text:h text:style-name="Default">127<text:s text:c="2"/><text:s text:c="4"/>totalPrice = (((fullPrice-deposit)+insurance) + (gameXtraCost1 + gameXtraCost2));</text:h>
      <text:h text:style-name="Default">128<text:s text:c="2"/><text:s text:c="4"/>priceWDeposit = (fullPrice - deposit);</text:h>
      <text:h text:style-name="Default">129<text:s text:c="2"/></text:h>
      <text:h text:style-name="Default">130<text:s text:c="2"/><text:s text:c="4"/>salesTax = (salesTax/100);</text:h>
      <text:h text:style-name="Default">131<text:s text:c="2"/></text:h>
      <text:h text:style-name="Default">132<text:s text:c="2"/><text:s text:c="4"/>fullPriceWTax = ((fullPrice*salesTax) + fullPrice);</text:h>
      <text:h text:style-name="Default">133<text:s text:c="2"/><text:s text:c="4"/>xtra1WTax = ((gameXtraCost1*salesTax) + gameXtraCost1);</text:h>
      <text:h text:style-name="Default">134<text:s text:c="2"/><text:s text:c="4"/>xtra2WTax = ((gameXtraCost2*salesTax) + gameXtraCost2);</text:h>
      <text:h text:style-name="Default">135<text:s text:c="2"/><text:s text:c="4"/>insuranceWTax = ((insurance*salesTax) + insurance);</text:h>
      <text:h text:style-name="Default">136<text:s text:c="2"/></text:h>
      <text:h text:style-name="Default">137<text:s text:c="2"/><text:s text:c="4"/>totalPriceWTax = (((fullPriceWTax-deposit)+insuranceWTax) + (xtra1WTax + xtra2WTax));</text:h>
      <text:h text:style-name="Default">138<text:s text:c="2"/><text:s text:c="4"/>totalTax = (totalPriceWTax-totalPrice);</text:h>
      <text:h text:style-name="Default">139<text:s text:c="2"/><text:s text:c="4"/>priceWDepWTax = (fullPriceWTax - deposit);</text:h>
      <text:h text:style-name="Default">140<text:s text:c="2"/></text:h>
      <text:h text:style-name="Default">141<text:s text:c="2"/><text:s text:c="4"/>remainingBalance = (totalPriceWTax - currentBalance);</text:h>
      <text:h text:style-name="Default">142<text:s text:c="2"/><text:s text:c="4"/>spendingMoney = (currentBalance - totalPriceWTax);</text:h>
      <text:h text:style-name="Default">143<text:s text:c="2"/></text:h>
      <text:h text:style-name="Default">144<text:s text:c="2"/><text:s text:c="4"/>cout &lt;&lt; "WITHOUT SALES TAX:" &lt;&lt; endl;</text:h>
      <text:h text:style-name="Default">145<text:s text:c="2"/><text:s text:c="4"/>cout &lt;&lt; endl;</text:h>
      <text:h text:style-name="Default">146<text:s text:c="2"/><text:s text:c="4"/>cout &lt;&lt; gameTitle &lt;&lt; ": $" &lt;&lt; fullPrice &lt;&lt; endl;</text:h>
      <text:h text:style-name="Default">147<text:s text:c="2"/><text:s text:c="4"/>cout &lt;&lt; "Deposit: -$" &lt;&lt; deposit &lt;&lt; endl;</text:h>
      <text:h text:style-name="Default">148<text:s text:c="2"/><text:s text:c="4"/>cout &lt;&lt; "Price After Deposit: $" &lt;&lt; priceWDeposit &lt;&lt; endl;</text:h>
      <text:h text:style-name="Default">149<text:s text:c="2"/><text:s text:c="4"/>cout &lt;&lt; gameXtra1 &lt;&lt; ": $" &lt;&lt; gameXtraCost1 &lt;&lt; endl;</text:h>
      <text:h text:style-name="Default">150<text:s text:c="2"/><text:s text:c="4"/>cout &lt;&lt; gameXtra2 &lt;&lt; ": $" &lt;&lt; gameXtraCost2 &lt;&lt; endl;</text:h>
      <text:h text:style-name="Default">151<text:s text:c="2"/></text:h>
      <text:h text:style-name="Default">152<text:s text:c="2"/><text:s text:c="4"/>switch (insuranceAnswer)</text:h>
      <text:h text:style-name="Default">153<text:s text:c="2"/><text:s text:c="4"/>{</text:h>
      <text:h text:style-name="Default">154<text:s text:c="2"/><text:s text:c="4"/>case 'y':</text:h>
      <text:h text:style-name="Default">155<text:s text:c="2"/><text:s text:c="8"/>{</text:h>
      <text:h text:style-name="Default">156<text:s text:c="2"/><text:s text:c="12"/>cout &lt;&lt; "Game Insurance: $" &lt;&lt; insurance &lt;&lt; endl;</text:h>
      <text:h text:style-name="Default">157<text:s text:c="2"/><text:s text:c="12"/>break;</text:h>
      <text:h text:style-name="Default">158<text:s text:c="2"/><text:s text:c="8"/>}</text:h>
      <text:h text:style-name="Default">159<text:s text:c="2"/><text:s text:c="4"/>case 'n':</text:h>
      <text:h text:style-name="Default">160<text:s text:c="2"/><text:s text:c="8"/>{</text:h>
      <text:h text:style-name="Default">161<text:s text:c="2"/><text:s text:c="12"/>break;</text:h>
      <text:h text:style-name="Default">162<text:s text:c="2"/><text:s text:c="8"/>}</text:h>
      <text:h text:style-name="Default">163<text:s text:c="2"/><text:s text:c="4"/>default:</text:h>
      <text:h text:style-name="Default">164<text:s text:c="2"/><text:s text:c="8"/>{</text:h>
      <text:h text:style-name="Default">165<text:s text:c="2"/><text:s text:c="12"/>break;</text:h>
      <text:h text:style-name="Default">166<text:s text:c="2"/><text:s text:c="8"/>}</text:h>
      <text:h text:style-name="Default">167<text:s text:c="2"/><text:s text:c="4"/>}</text:h>
      <text:h text:style-name="Default">168<text:s text:c="2"/></text:h>
      <text:h text:style-name="Default">169<text:s text:c="2"/><text:s text:c="4"/>cout &lt;&lt; "____________________________________________________" &lt;&lt; endl;</text:h>
      <text:h text:style-name="Default">170<text:s text:c="2"/><text:s text:c="4"/>cout &lt;&lt; "TOTAL PRICE: $" &lt;&lt; totalPrice &lt;&lt; endl;</text:h>
      <text:h text:style-name="Default">171<text:s text:c="2"/><text:s text:c="4"/>cout &lt;&lt; "====================================================" &lt;&lt; endl;</text:h>
      <text:h text:style-name="Default">172<text:s text:c="2"/><text:s text:c="4"/>cout &lt;&lt; endl;</text:h>
      <text:h text:style-name="Default">173<text:s text:c="2"/></text:h>
      <text:h text:style-name="Default">174<text:s text:c="2"/><text:s text:c="4"/>cout &lt;&lt; "WITH SALES TAX:" &lt;&lt; endl;</text:h>
      <text:h text:style-name="Default">175<text:s text:c="2"/><text:s text:c="4"/>cout &lt;&lt; endl;</text:h>
      <text:h text:style-name="Default">176<text:s text:c="2"/><text:s text:c="4"/>cout &lt;&lt; gameTitle &lt;&lt; ": $" &lt;&lt; fullPriceWTax &lt;&lt; endl;</text:h>
      <text:h text:style-name="Default">177<text:s text:c="2"/><text:s text:c="4"/>cout &lt;&lt; "Deposit: -$" &lt;&lt; deposit &lt;&lt; endl;</text:h>
      <text:h text:style-name="Default">178<text:s text:c="2"/><text:s text:c="4"/>cout &lt;&lt; "Price After Deposit: $" &lt;&lt; priceWDepWTax &lt;&lt; endl;</text:h>
      <text:h text:style-name="Default">179<text:s text:c="2"/><text:s text:c="4"/>cout &lt;&lt; gameXtra1 &lt;&lt; ": $" &lt;&lt; xtra1WTax &lt;&lt; endl;</text:h>
      <text:h text:style-name="Default">180<text:s text:c="2"/><text:s text:c="4"/>cout &lt;&lt; gameXtra2 &lt;&lt; ": $" &lt;&lt; xtra2WTax &lt;&lt; endl;</text:h>
      <text:h text:style-name="Default">181<text:s text:c="2"/><text:s text:c="4"/>switch (insuranceAnswer)</text:h>
      <text:h text:style-name="Default">182<text:s text:c="2"/><text:s text:c="4"/>{</text:h>
      <text:h text:style-name="Default">183<text:s text:c="2"/><text:s text:c="4"/>case 'y':</text:h>
      <text:h text:style-name="Default">184<text:s text:c="2"/><text:s text:c="8"/>{</text:h>
      <text:h text:style-name="Default">185<text:s text:c="2"/><text:s text:c="12"/>cout &lt;&lt; "Game Insurance: $" &lt;&lt; insuranceWTax &lt;&lt; endl;</text:h>
      <text:h text:style-name="Default">186<text:s text:c="2"/><text:s text:c="12"/>break;</text:h>
      <text:h text:style-name="Default">187<text:s text:c="2"/><text:s text:c="8"/>}</text:h>
      <text:h text:style-name="Default">188<text:s text:c="2"/><text:s text:c="4"/>case 'n':</text:h>
      <text:h text:style-name="Default">189<text:s text:c="2"/><text:s text:c="8"/>{</text:h>
      <text:h text:style-name="Default">190<text:s text:c="2"/><text:s text:c="12"/>break;</text:h>
      <text:h text:style-name="Default">191<text:s text:c="2"/><text:s text:c="8"/>}</text:h>
      <text:h text:style-name="Default">192<text:s text:c="2"/><text:s text:c="4"/>default:</text:h>
      <text:h text:style-name="Default">193<text:s text:c="2"/><text:s text:c="8"/>{</text:h>
      <text:h text:style-name="Default">194<text:s text:c="2"/><text:s text:c="12"/>break;</text:h>
      <text:h text:style-name="Default">195<text:s text:c="2"/><text:s text:c="8"/>}</text:h>
      <text:h text:style-name="Default">196<text:s text:c="2"/><text:s text:c="4"/>}</text:h>
      <text:h text:style-name="Default">197<text:s text:c="2"/><text:s text:c="4"/>cout &lt;&lt; "Tax: $" &lt;&lt; totalTax &lt;&lt; endl;</text:h>
      <text:h text:style-name="Default">198<text:s text:c="2"/><text:s text:c="4"/>cout &lt;&lt; "____________________________________________________" &lt;&lt; endl;</text:h>
      <text:h text:style-name="Default">199<text:s text:c="2"/><text:s text:c="4"/>cout &lt;&lt; "TOTAL PRICE: $" &lt;&lt; totalPriceWTax &lt;&lt; endl;</text:h>
      <text:h text:style-name="Default">200<text:s text:c="2"/><text:s text:c="4"/>cout &lt;&lt; "====================================================" &lt;&lt; endl;</text:h>
      <text:h text:style-name="Default">201<text:s text:c="2"/><text:s text:c="4"/>cout &lt;&lt; endl;</text:h>
      <text:h text:style-name="Default">202<text:s text:c="2"/></text:h>
      <text:h text:style-name="Default">203<text:s text:c="2"/><text:s text:c="4"/>cout &lt;&lt; "Your current balance:" &lt;&lt; endl;</text:h>
      <text:h text:style-name="Default">204<text:s text:c="2"/><text:s text:c="4"/>cout &lt;&lt; "$" &lt;&lt; currentBalance &lt;&lt; endl;</text:h>
      <text:h text:style-name="Default">205<text:s text:c="2"/><text:s text:c="4"/>cout &lt;&lt; endl;</text:h>
      <text:h text:style-name="Default">206<text:s text:c="2"/></text:h>
      <text:h text:style-name="Default">207<text:s text:c="2"/><text:s text:c="4"/>if (currentBalance &gt;= totalPriceWTax)</text:h>
      <text:h text:style-name="Default">208<text:s text:c="2"/><text:s text:c="4"/>{</text:h>
      <text:h text:style-name="Default">209<text:s text:c="2"/><text:s text:c="8"/>cout &lt;&lt; "You have reached the required amount to purchase " &lt;&lt; gameTitle &lt;&lt; " and the extra content!" &lt;&lt; endl;</text:h>
      <text:h text:style-name="Default">210<text:s text:c="2"/><text:s text:c="8"/>cout &lt;&lt; "Spending Money: $" &lt;&lt; spendingMoney &lt;&lt; endl;</text:h>
      <text:h text:style-name="Default">211<text:s text:c="2"/><text:s text:c="8"/>cout &lt;&lt; endl;</text:h>
      <text:h text:style-name="Default">212<text:s text:c="2"/><text:s text:c="4"/>}</text:h>
      <text:h text:style-name="Default">213<text:s text:c="2"/><text:s text:c="4"/>else if (currentBalance &lt;= totalPriceWTax)</text:h>
      <text:h text:style-name="Default">214<text:s text:c="2"/><text:s text:c="4"/>{</text:h>
      <text:h text:style-name="Default">215<text:s text:c="2"/><text:s text:c="8"/>cout &lt;&lt; "REMAINING FUNDS REQUIRED: $" &lt;&lt; remainingBalance &lt;&lt; endl;</text:h>
      <text:h text:style-name="Default">216<text:s text:c="2"/><text:s text:c="8"/>cout &lt;&lt; endl;</text:h>
      <text:h text:style-name="Default">217<text:s text:c="2"/><text:s text:c="4"/>}</text:h>
      <text:h text:style-name="Default">218<text:s text:c="2"/></text:h>
      <text:h text:style-name="Default">219<text:s text:c="2"/><text:s text:c="4"/>cout &lt;&lt; "Would you like to save this information to a file?" &lt;&lt; endl;</text:h>
      <text:h text:style-name="Default">220<text:s text:c="2"/><text:s text:c="4"/>cout &lt;&lt; "Please type (Y) or (y) for (YES) or (N) or (n) for (NO)." &lt;&lt; endl;</text:h>
      <text:h text:style-name="Default">221<text:s text:c="2"/><text:s text:c="4"/>cin &gt;&gt; saveFileAnswer;</text:h>
      <text:h text:style-name="Default">222<text:s text:c="2"/><text:s text:c="8"/>if (saveFileAnswer == 'Y' || 'y')</text:h>
      <text:h text:style-name="Default">223<text:s text:c="2"/><text:s text:c="8"/>{</text:h>
      <text:h text:style-name="Default">224<text:s text:c="2"/><text:s text:c="12"/>saveFileAnswer == 'y';</text:h>
      <text:h text:style-name="Default">225<text:s text:c="2"/><text:s text:c="8"/>}</text:h>
      <text:h text:style-name="Default">226<text:s text:c="2"/><text:s text:c="8"/>if (saveFileAnswer == 'N' || 'n')</text:h>
      <text:h text:style-name="Default">227<text:s text:c="2"/><text:s text:c="8"/>{</text:h>
      <text:h text:style-name="Default">228<text:s text:c="2"/><text:s text:c="12"/>saveFileAnswer == 'n';</text:h>
      <text:h text:style-name="Default">229<text:s text:c="2"/><text:s text:c="8"/>}</text:h>
      <text:h text:style-name="Default">230<text:s text:c="2"/><text:s text:c="8"/>switch (saveFileAnswer)</text:h>
      <text:h text:style-name="Default">231<text:s text:c="2"/><text:s text:c="8"/>{</text:h>
      <text:h text:style-name="Default">232<text:s text:c="2"/><text:s text:c="8"/>case 'y':</text:h>
      <text:h text:style-name="Default">233<text:s text:c="2"/><text:s text:c="12"/>{</text:h>
      <text:h text:style-name="Default">234<text:s text:c="2"/><text:s text:c="16"/>cout &lt;&lt; "Writing to file..." &lt;&lt; endl &lt;&lt; endl;</text:h>
      <text:h text:style-name="Default">235<text:s text:c="2"/><text:s text:c="16"/>ofstream SaveFile;</text:h>
      <text:h text:style-name="Default">236<text:s text:c="2"/><text:s text:c="16"/>SaveFile.open("Game Cost Calculator.txt");</text:h>
      <text:h text:style-name="Default">237<text:s text:c="2"/><text:s text:c="24"/>SaveFile &lt;&lt; "WITHOUT SALES TAX:" &lt;&lt; endl;</text:h>
      <text:h text:style-name="Default">238<text:s text:c="2"/><text:s text:c="24"/>SaveFile &lt;&lt; endl;</text:h>
      <text:h text:style-name="Default">239<text:s text:c="2"/><text:s text:c="24"/>SaveFile &lt;&lt; gameTitle &lt;&lt; ": $" &lt;&lt; fullPrice &lt;&lt; endl;</text:h>
      <text:h text:style-name="Default">240<text:s text:c="2"/><text:s text:c="24"/>SaveFile &lt;&lt; "Deposit: -$" &lt;&lt; deposit &lt;&lt; endl;</text:h>
      <text:h text:style-name="Default">241<text:s text:c="2"/><text:s text:c="24"/>SaveFile &lt;&lt; "Price After Deposit: $" &lt;&lt; priceWDeposit &lt;&lt; endl;</text:h>
      <text:h text:style-name="Default">242<text:s text:c="2"/><text:s text:c="24"/>SaveFile &lt;&lt; gameXtra1 &lt;&lt; ": $" &lt;&lt; gameXtraCost1 &lt;&lt; endl;</text:h>
      <text:h text:style-name="Default">243<text:s text:c="2"/><text:s text:c="24"/>SaveFile &lt;&lt; gameXtra2 &lt;&lt; ": $" &lt;&lt; gameXtraCost2 &lt;&lt; endl;</text:h>
      <text:h text:style-name="Default">244<text:s text:c="2"/><text:s text:c="28"/>switch (insuranceAnswer)</text:h>
      <text:h text:style-name="Default">245<text:s text:c="2"/><text:s text:c="28"/>{</text:h>
      <text:h text:style-name="Default">246<text:s text:c="2"/><text:s text:c="28"/>case 'y':</text:h>
      <text:h text:style-name="Default">247<text:s text:c="2"/><text:s text:c="32"/>{</text:h>
      <text:h text:style-name="Default">248<text:s text:c="2"/><text:s text:c="32"/>SaveFile &lt;&lt; "Game Insurance: $" &lt;&lt; insurance &lt;&lt; endl;</text:h>
      <text:h text:style-name="Default">249<text:s text:c="2"/><text:s text:c="32"/>break;</text:h>
      <text:h text:style-name="Default">250<text:s text:c="2"/><text:s text:c="32"/>}</text:h>
      <text:h text:style-name="Default">251<text:s text:c="2"/><text:s text:c="28"/>case 'n':</text:h>
      <text:h text:style-name="Default">252<text:s text:c="2"/><text:s text:c="32"/>{</text:h>
      <text:h text:style-name="Default">253<text:s text:c="2"/><text:s text:c="32"/>break;</text:h>
      <text:h text:style-name="Default">254<text:s text:c="2"/><text:s text:c="32"/>}</text:h>
      <text:h text:style-name="Default">255<text:s text:c="2"/><text:s text:c="28"/>default:</text:h>
      <text:h text:style-name="Default">256<text:s text:c="2"/><text:s text:c="32"/>{</text:h>
      <text:h text:style-name="Default">257<text:s text:c="2"/><text:s text:c="32"/>break;</text:h>
      <text:h text:style-name="Default">258<text:s text:c="2"/><text:s text:c="32"/>}</text:h>
      <text:h text:style-name="Default">259<text:s text:c="2"/><text:s text:c="28"/>}</text:h>
      <text:h text:style-name="Default">260<text:s text:c="2"/><text:s text:c="24"/>SaveFile &lt;&lt; "____________________________________________________" &lt;&lt; endl;</text:h>
      <text:h text:style-name="Default">261<text:s text:c="2"/><text:s text:c="24"/>SaveFile &lt;&lt; "TOTAL PRICE: $" &lt;&lt; totalPrice &lt;&lt; endl;</text:h>
      <text:h text:style-name="Default">262<text:s text:c="2"/><text:s text:c="24"/>SaveFile &lt;&lt; "====================================================" &lt;&lt; endl;</text:h>
      <text:h text:style-name="Default">263<text:s text:c="2"/><text:s text:c="24"/>SaveFile &lt;&lt; endl;</text:h>
      <text:h text:style-name="Default">264<text:s text:c="2"/></text:h>
      <text:h text:style-name="Default">265<text:s text:c="2"/><text:s text:c="24"/>SaveFile &lt;&lt; "WITH SALES TAX:" &lt;&lt; endl;</text:h>
      <text:h text:style-name="Default">266<text:s text:c="2"/><text:s text:c="24"/>SaveFile &lt;&lt; endl;</text:h>
      <text:h text:style-name="Default">267<text:s text:c="2"/><text:s text:c="24"/>SaveFile &lt;&lt; gameTitle &lt;&lt; ": $" &lt;&lt; fullPriceWTax &lt;&lt; endl;</text:h>
      <text:h text:style-name="Default">268<text:s text:c="2"/><text:s text:c="24"/>SaveFile &lt;&lt; "Deposit: -$" &lt;&lt; deposit &lt;&lt; endl;</text:h>
      <text:h text:style-name="Default">269<text:s text:c="2"/><text:s text:c="24"/>SaveFile &lt;&lt; "Price After Deposit: $" &lt;&lt; priceWDepWTax &lt;&lt; endl;</text:h>
      <text:h text:style-name="Default">270<text:s text:c="2"/><text:s text:c="24"/>SaveFile &lt;&lt; gameXtra1 &lt;&lt; ": $" &lt;&lt; xtra1WTax &lt;&lt; endl;</text:h>
      <text:h text:style-name="Default">271<text:s text:c="2"/><text:s text:c="24"/>SaveFile &lt;&lt; gameXtra2 &lt;&lt; ": $" &lt;&lt; xtra2WTax &lt;&lt; endl;</text:h>
      <text:h text:style-name="Default">272<text:s text:c="2"/><text:s text:c="28"/>switch (insuranceAnswer)</text:h>
      <text:h text:style-name="Default">273<text:s text:c="2"/><text:s text:c="28"/>{</text:h>
      <text:h text:style-name="Default">274<text:s text:c="2"/><text:s text:c="28"/>case 'y':</text:h>
      <text:h text:style-name="Default">275<text:s text:c="2"/><text:s text:c="28"/>{</text:h>
      <text:h text:style-name="Default">276<text:s text:c="2"/><text:s text:c="32"/>SaveFile &lt;&lt; "Game Insurance: $" &lt;&lt; insuranceWTax &lt;&lt; endl;</text:h>
      <text:h text:style-name="Default">277<text:s text:c="2"/><text:s text:c="32"/>break;</text:h>
      <text:h text:style-name="Default">278<text:s text:c="2"/><text:s text:c="28"/>}</text:h>
      <text:h text:style-name="Default">279<text:s text:c="2"/><text:s text:c="28"/>case 'n':</text:h>
      <text:h text:style-name="Default">280<text:s text:c="2"/><text:s text:c="28"/>{</text:h>
      <text:h text:style-name="Default">281<text:s text:c="2"/><text:s text:c="32"/>break;</text:h>
      <text:h text:style-name="Default">282<text:s text:c="2"/><text:s text:c="28"/>}</text:h>
      <text:h text:style-name="Default">283<text:s text:c="2"/><text:s text:c="28"/>default:</text:h>
      <text:h text:style-name="Default">284<text:s text:c="2"/><text:s text:c="28"/>{</text:h>
      <text:h text:style-name="Default">285<text:s text:c="2"/><text:s text:c="32"/>break;</text:h>
      <text:h text:style-name="Default">286<text:s text:c="2"/><text:s text:c="28"/>}</text:h>
      <text:h text:style-name="Default">287<text:s text:c="2"/><text:s text:c="28"/>}</text:h>
      <text:h text:style-name="Default">288<text:s text:c="2"/><text:s text:c="24"/>SaveFile &lt;&lt; "Tax: $" &lt;&lt; totalTax &lt;&lt; endl;</text:h>
      <text:h text:style-name="Default">289<text:s text:c="2"/><text:s text:c="24"/>SaveFile &lt;&lt; "____________________________________________________" &lt;&lt; endl;</text:h>
      <text:h text:style-name="Default">290<text:s text:c="2"/><text:s text:c="24"/>SaveFile &lt;&lt; "TOTAL PRICE: $" &lt;&lt; totalPriceWTax &lt;&lt; endl;</text:h>
      <text:h text:style-name="Default">291<text:s text:c="2"/><text:s text:c="24"/>SaveFile &lt;&lt; "====================================================" &lt;&lt; endl;</text:h>
      <text:h text:style-name="Default">292<text:s text:c="2"/><text:s text:c="24"/>SaveFile &lt;&lt; endl;</text:h>
      <text:h text:style-name="Default">293<text:s text:c="2"/></text:h>
      <text:h text:style-name="Default">294<text:s text:c="2"/><text:s text:c="24"/>SaveFile &lt;&lt; "Your current balance:" &lt;&lt; endl;</text:h>
      <text:h text:style-name="Default">295<text:s text:c="2"/><text:s text:c="24"/>SaveFile &lt;&lt; "$" &lt;&lt; currentBalance &lt;&lt; endl;</text:h>
      <text:h text:style-name="Default">296<text:s text:c="2"/><text:s text:c="24"/>SaveFile &lt;&lt; endl;</text:h>
      <text:h text:style-name="Default">297<text:s text:c="2"/></text:h>
      <text:h text:style-name="Default">298<text:s text:c="2"/><text:s text:c="24"/>if (currentBalance &gt;= totalPriceWTax)</text:h>
      <text:h text:style-name="Default">299<text:s text:c="2"/><text:s text:c="24"/>{</text:h>
      <text:h text:style-name="Default">300<text:s text:c="2"/><text:s text:c="24"/>SaveFile &lt;&lt; "You have reached the required amount to purchase " &lt;&lt; gameTitle &lt;&lt; " and the extra content!" &lt;&lt; endl;</text:h>
      <text:h text:style-name="Default">301<text:s text:c="2"/><text:s text:c="24"/>SaveFile &lt;&lt; "Spending Money: $" &lt;&lt; spendingMoney &lt;&lt; endl;</text:h>
      <text:h text:style-name="Default">302<text:s text:c="2"/><text:s text:c="24"/>SaveFile &lt;&lt; endl;</text:h>
      <text:h text:style-name="Default">303<text:s text:c="2"/><text:s text:c="24"/>}</text:h>
      <text:h text:style-name="Default">304<text:s text:c="2"/><text:s text:c="24"/>else if (currentBalance &lt;= totalPriceWTax)</text:h>
      <text:h text:style-name="Default">305<text:s text:c="2"/><text:s text:c="24"/>{</text:h>
      <text:h text:style-name="Default">306<text:s text:c="2"/><text:s text:c="24"/>SaveFile &lt;&lt; "REMAINING FUNDS REQUIRED: $" &lt;&lt; remainingBalance &lt;&lt; endl;</text:h>
      <text:h text:style-name="Default">307<text:s text:c="2"/><text:s text:c="24"/>SaveFile &lt;&lt; endl;</text:h>
      <text:h text:style-name="Default">308<text:s text:c="2"/><text:s text:c="24"/>}</text:h>
      <text:h text:style-name="Default">309<text:s text:c="2"/><text:s text:c="24"/>SaveFile.close();</text:h>
      <text:h text:style-name="Default">310<text:s text:c="2"/><text:s text:c="24"/>cout &lt;&lt; "Done! Your file \"Game Cost Calculator\" is saved!" &lt;&lt; endl;</text:h>
      <text:h text:style-name="Default">311<text:s text:c="2"/><text:s text:c="24"/>break;</text:h>
      <text:h text:style-name="Default">312<text:s text:c="2"/><text:s text:c="12"/>}</text:h>
      <text:h text:style-name="Default">313<text:s text:c="2"/><text:s text:c="8"/>case 'n':</text:h>
      <text:h text:style-name="Default">314<text:s text:c="2"/><text:s text:c="12"/>{</text:h>
      <text:h text:style-name="Default">315<text:s text:c="2"/><text:s text:c="16"/>cout &lt;&lt; "You have chosen NOT to save this information." &lt;&lt; endl &lt;&lt; endl;</text:h>
      <text:h text:style-name="Default">316<text:s text:c="2"/><text:s text:c="16"/>break;</text:h>
      <text:h text:style-name="Default">317<text:s text:c="2"/><text:s text:c="12"/>}</text:h>
      <text:h text:style-name="Default">318<text:s text:c="2"/><text:s text:c="8"/>default:</text:h>
      <text:h text:style-name="Default">319<text:s text:c="2"/><text:s text:c="12"/>{</text:h>
      <text:h text:style-name="Default">320<text:s text:c="2"/><text:s text:c="16"/>cout &lt;&lt; "Invalid answer. Please try again." &lt;&lt; endl;</text:h>
      <text:h text:style-name="Default">321<text:s text:c="2"/><text:s text:c="16"/>cin &gt;&gt; insuranceAnswer;</text:h>
      <text:h text:style-name="Default">322<text:s text:c="2"/><text:s text:c="12"/>}</text:h>
      <text:h text:style-name="Default">323<text:s text:c="2"/><text:s text:c="8"/>}</text:h>
      <text:h text:style-name="Default">324<text:s text:c="2"/></text:h>
      <text:h text:style-name="Default">325<text:s text:c="2"/></text:h>
      <text:h text:style-name="Default">326<text:s text:c="2"/>// The following prevents the program from automatically closing its window before the user can see the output.</text:h>
      <text:h text:style-name="Default">327<text:s text:c="2"/><text:s text:c="4"/>do</text:h>
      <text:h text:style-name="Default">328<text:s text:c="2"/><text:s text:c="4"/>{</text:h>
      <text:h text:style-name="Default">329<text:s text:c="2"/><text:s text:c="8"/>cout &lt;&lt; '\n' &lt;&lt; "Press any key to exit the program.";</text:h>
      <text:h text:style-name="Default">330<text:s text:c="2"/><text:s text:c="8"/>cin.get();</text:h>
      <text:h text:style-name="Default">331<text:s text:c="2"/><text:s text:c="4"/>}</text:h>
      <text:h text:style-name="Default">332<text:s text:c="2"/><text:s text:c="4"/>while (cin.get() != '\n');</text:h>
      <text:h text:style-name="Default">333<text:s text:c="2"/></text:h>
      <text:h text:style-name="Default">334<text:s text:c="2"/><text:s text:c="4"/>return 0;</text:h>
      <text:h text:style-name="Default">335<text:s text:c="2"/>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4b4b4"/>
    </style:style>
    <style:style style:name="style66" style:family="text">
      <style:text-properties style:font-name="Courier New" fo:color="#b4b4b4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88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